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nnotationVisitor.addLeafTextElement( String text , String node , Element parent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nnotationVisitor.AbstractAnnotationVisit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notationVisitor.addLeafCDATAElement( String text , String node , Element parent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nnotationVisitor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